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</text:p>
          </table:table-cell>
          <table:table-cell office:value-type="string">
            <text:p>Alternate Pie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15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6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7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8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9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0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1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2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3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C24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068-1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2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3</text:p>
          </table:table-cell>
          <table:table-cell office:value-type="string">
            <text:p>POWER_1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4</text:p>
          </table:table-cell>
          <table:table-cell office:value-type="string">
            <text:p>POWER_2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string">
            <text:p>POWER_3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6</text:p>
          </table:table-cell>
          <table:table-cell office:value-type="string">
            <text:p>POWER_4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7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8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10</text:p>
          </table:table-cell>
          <table:table-cell office:value-type="string">
            <text:p>V_IN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1</text:p>
          </table:table-cell>
          <table:table-cell office:value-type="string">
            <text:p>V_GATES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2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MF-R1100</text:p>
          </table:table-cell>
          <table:table-cell office:value-type="string">
            <text:p>RGEF1100-ND</text:p>
          </table:table-cell>
          <table:table-cell/>
        </table:table-row>
        <table:table-row table:style-name="ro2">
          <table:table-cell office:value-type="string">
            <text:p>F2</text:p>
          </table:table-cell>
          <table:table-cell office:value-type="string">
            <text:p>FUSE</text:p>
          </table:table-cell>
          <table:table-cell office:value-type="string">
            <text:p>MF-R500</text:p>
          </table:table-cell>
          <table:table-cell office:value-type="string">
            <text:p>MF-R500-ND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6</text:p>
          </table:table-cell>
          <table:table-cell office:value-type="string">
            <text:p>LPCXPRESSO</text:p>
          </table:table-cell>
          <table:table-cell office:value-type="string">
            <text:p>2X PIN_ARRAY 27X1</text:p>
          </table:table-cell>
          <table:table-cell office:value-type="string">
            <text:p>SAM1213-27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AM1213-27-ND</text:p>
          </table:table-cell>
          <table:table-cell/>
        </table:table-row>
        <table:table-row table:style-name="ro2">
          <table:table-cell office:value-type="string">
            <text:p>J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9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0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1">
          <table:table-cell office:value-type="string">
            <text:p>J11</text:p>
          </table:table-cell>
          <table:table-cell office:value-type="string">
            <text:p>Pwr_in</text:p>
          </table:table-cell>
          <table:table-cell office:value-type="string">
            <text:p>Power Block</text:p>
          </table:table-cell>
          <table:table-cell office:value-type="string">
            <text:p>WM7855-ND</text:p>
          </table:table-cell>
          <table:table-cell office:value-type="string">
            <text:p>WM7847-ND</text:p>
          </table:table-cell>
        </table:table-row>
        <table:table-row table:style-name="ro2">
          <table:table-cell office:value-type="string">
            <text:p>J1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3</text:p>
          </table:table-cell>
          <table:table-cell office:value-type="string">
            <text:p>HEADER_4X2</text:p>
          </table:table-cell>
          <table:table-cell office:value-type="string">
            <text:p>pin_array_4x2</text:p>
          </table:table-cell>
          <table:table-cell office:value-type="string">
            <text:p>3M9458-ND</text:p>
          </table:table-cell>
          <table:table-cell/>
        </table:table-row>
        <table:table-row table:style-name="ro2">
          <table:table-cell office:value-type="string">
            <text:p>J1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6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9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0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1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2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3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4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6</text:p>
          </table:table-cell>
          <table:table-cell office:value-type="string">
            <text:p>USB</text:p>
          </table:table-cell>
          <table:table-cell office:value-type="string">
            <text:p>USB_MICRO</text:p>
          </table:table-cell>
          <table:table-cell office:value-type="string">
            <text:p>609-4048-1-ND</text:p>
          </table:table-cell>
          <table:table-cell/>
        </table:table-row>
        <table:table-row table:style-name="ro2">
          <table:table-cell office:value-type="string">
            <text:p>J2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8</text:p>
          </table:table-cell>
          <table:table-cell office:value-type="string">
            <text:p>CONN_MICROSD</text:p>
          </table:table-cell>
          <table:table-cell office:value-type="string">
            <text:p>MICROSD</text:p>
          </table:table-cell>
          <table:table-cell office:value-type="string">
            <text:p>WM3974CT-ND</text:p>
          </table:table-cell>
          <table:table-cell/>
        </table:table-row>
        <table:table-row table:style-name="ro2">
          <table:table-cell office:value-type="string">
            <text:p>J17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23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25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1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2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3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4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JP5</text:p>
          </table:table-cell>
          <table:table-cell office:value-type="string">
            <text:p>HEADER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2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3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4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7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0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3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office:value-type="string">
            <text:p>RHM4.70KAECT-ND</text:p>
          </table:table-cell>
          <table:table-cell/>
        </table:table-row>
        <table:table-row table:style-name="ro2"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string">
            <text:p>RHM1.0KKCT-ND</text:p>
          </table:table-cell>
          <table:table-cell/>
        </table:table-row>
        <table:table-row table:style-name="ro2">
          <table:table-cell office:value-type="string">
            <text:p>R1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6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1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19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1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3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4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2">
          <table:table-cell office:value-type="string">
            <text:p>R28</text:p>
          </table:table-cell>
          <table:table-cell office:value-type="string">
            <text:p>1k8</text:p>
          </table:table-cell>
          <table:table-cell office:value-type="string">
            <text:p>SM0805</text:p>
          </table:table-cell>
          <table:table-cell office:value-type="string">
            <text:p>RHM1.8KKCT-ND</text:p>
          </table:table-cell>
          <table:table-cell/>
        </table:table-row>
        <table:table-row table:style-name="ro2">
          <table:table-cell office:value-type="string">
            <text:p>R29</text:p>
          </table:table-cell>
          <table:table-cell office:value-type="string">
            <text:p>680r</text:p>
          </table:table-cell>
          <table:table-cell office:value-type="string">
            <text:p>SM0805</text:p>
          </table:table-cell>
          <table:table-cell office:value-type="string">
            <text:p>RHM680KCT-ND</text:p>
          </table:table-cell>
          <table:table-cell/>
        </table:table-row>
        <table:table-row table:style-name="ro2">
          <table:table-cell office:value-type="string">
            <text:p>R30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/>
        </table:table-row>
        <table:table-row table:style-name="ro1">
          <table:table-cell office:value-type="string">
            <text:p>RL_diode1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L_diode2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L_diode3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office:value-type="string">
            <text:p>RHM100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1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2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1">
          <table:table-cell office:value-type="string">
            <text:p>Rp_rcv3</text:p>
          </table:table-cell>
          <table:table-cell office:value-type="string">
            <text:p>1k5</text:p>
          </table:table-cell>
          <table:table-cell office:value-type="string">
            <text:p>SM0805</text:p>
          </table:table-cell>
          <table:table-cell office:value-type="string">
            <text:p>RHM1.5KKCT-ND</text:p>
          </table:table-cell>
          <table:table-cell office:value-type="string">
            <text:p>Values may change based on opto used</text:p>
          </table:table-cell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42-ND</text:p>
          </table:table-cell>
          <table:table-cell/>
        </table:table-row>
        <table:table-row table:style-name="ro2">
          <table:table-cell office:value-type="string">
            <text:p>Th0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1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2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7</text:p>
          </table:table-cell>
          <table:table-cell office:value-type="string">
            <text:p>LM7809CT</text:p>
          </table:table-cell>
          <table:table-cell office:value-type="string">
            <text:p>TO-220</text:p>
          </table:table-cell>
          <table:table-cell office:value-type="string">
            <text:p>LM7809CT-ND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9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0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1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2</text:p>
          </table:table-cell>
          <table:table-cell office:value-type="string">
            <text:p>LM1117-3.3</text:p>
          </table:table-cell>
          <table:table-cell office:value-type="string">
            <text:p>SOT223</text:p>
          </table:table-cell>
          <table:table-cell office:value-type="string">
            <text:p>LM1117IMPX-3.3/NOPBCT-ND</text:p>
          </table:table-cell>
          <table:table-cell/>
        </table:table-row>
        <table:table-row table:style-name="ro1">
          <table:table-cell/>
          <table:table-cell office:value-type="string">
            <text:p>Jumpers</text:p>
          </table:table-cell>
          <table:table-cell office:value-type="string">
            <text:p>2 pos</text:p>
          </table:table-cell>
          <table:table-cell office:value-type="string">
            <text:p>A26228-ND</text:p>
          </table:table-cell>
          <table:table-cell office:value-type="string">
            <text:p>You'll need 19 for full microstepping on all 5 axes and all mcu jumpers set</text:p>
          </table:table-cell>
        </table:table-row>
        <table:table-row table:style-name="ro2" table:number-rows-repeated="1048443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 style:data-style-name="N2" text:time-value="0000-00-00T14:00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3T14:00:55</dc:date>
    <dc:creator>chris </dc:creator>
    <meta:generator>LibreOffice/4.0.2.2$Linux_X86_64 LibreOffice_project/400m0$Build-2</meta:generator>
    <meta:editing-duration>PT30M7S</meta:editing-duration>
    <meta:editing-cycles>15</meta:editing-cycles>
    <meta:document-statistic meta:table-count="1" meta:cell-count="518" meta:object-count="0"/>
  </office:meta>
</office:document-meta>
</file>